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background-color="transparent"/>
    </style:style>
    <style:style style:name="P2" style:family="paragraph" style:parent-style-name="Text_20_body">
      <style:paragraph-properties style:line-height-at-least="0.688cm" fo:text-align="start" style:justify-single-word="false" fo:widows="1"/>
      <style:text-properties fo:background-color="transparent"/>
    </style:style>
    <style:style style:name="P3" style:family="paragraph" style:parent-style-name="Text_20_body">
      <style:paragraph-properties fo:margin-left="0cm" fo:margin-right="0cm" style:line-height-at-least="0.688cm" fo:text-align="start" style:justify-single-word="false" fo:widows="1" fo:text-indent="0cm" style:auto-text-indent="false"/>
      <style:text-properties fo:font-variant="normal" fo:text-transform="none" fo:color="#000000" fo:letter-spacing="normal" fo:background-color="transparent" style:font-name-asian="Arial" style:font-size-asian="10.5pt" style:font-style-asian="normal" style:font-weight-asian="normal"/>
    </style:style>
    <style:style style:name="P4" style:family="paragraph" style:parent-style-name="Text_20_body">
      <style:paragraph-properties fo:margin-left="0cm" fo:margin-right="0cm" style:line-height-at-least="0.688cm" fo:text-align="start" style:justify-single-word="false" fo:widows="1" fo:text-indent="0cm" style:auto-text-indent="false"/>
      <style:text-properties fo:font-variant="normal" fo:text-transform="none" fo:color="#000000" fo:letter-spacing="normal" fo:background-color="transparent"/>
    </style:style>
    <style:style style:name="P5" style:family="paragraph" style:parent-style-name="Text_20_body">
      <style:paragraph-properties fo:margin-left="0cm" fo:margin-right="0cm" style:line-height-at-least="0.688cm" fo:text-align="start" style:justify-single-word="false" fo:widows="1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fo:letter-spacing="normal" fo:background-color="transparent" style:font-name-asian="Arial" style:font-size-asian="10.5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fo:letter-spacing="normal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transparent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 fo:background-color="transparent" style:font-name-asian="Arial" style:font-size-asian="10.5pt" style:font-style-asian="normal" style:font-weight-asian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 fo:background-color="transparent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e53333" fo:letter-spacing="normal" fo:background-color="transparent" style:font-name-asian="Arial" style:font-size-asian="10.5pt" style:font-style-asian="normal" style:font-weight-asian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background-color="transparent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3" style:family="paragraph" style:parent-style-name="Text_20_body" style:list-style-name="L4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4" style:family="paragraph" style:parent-style-name="Text_20_body" style:list-style-name="L5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5" style:family="paragraph" style:parent-style-name="Text_20_body" style:list-style-name="L6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6" style:family="paragraph" style:parent-style-name="Text_20_body" style:list-style-name="L7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7" style:family="paragraph" style:parent-style-name="Text_20_body" style:list-style-name="L8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1" style:family="paragraph" style:parent-style-name="Text_20_body" style:list-style-name="L4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3" style:family="paragraph" style:parent-style-name="Text_20_body" style:list-style-name="L6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5" style:family="paragraph" style:parent-style-name="Text_20_body" style:list-style-name="L8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fo:background-color="transparent" loext:padding="0cm" loext:border="none"/>
    </style:style>
    <style:style style:name="P36" style:family="paragraph" style:parent-style-name="Text_20_body" style:list-style-name="L1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37" style:family="paragraph" style:parent-style-name="Text_20_body" style:list-style-name="L7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38" style:family="paragraph" style:parent-style-name="Text_20_body" style:list-style-name="L8">
      <style:paragraph-properties fo:margin-left="0cm" fo:margin-right="0cm" fo:margin-top="0cm" fo:margin-bottom="0cm" loext:contextual-spacing="false" style:line-height-at-least="0.476cm" fo:text-align="start" style:justify-single-word="false" fo:widows="1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fo:background-color="transparent" loext:padding="0cm" loext:border="none"/>
    </style:style>
    <style:style style:name="P39" style:family="paragraph" style:parent-style-name="Text_20_body">
      <style:paragraph-properties fo:margin-left="0cm" fo:margin-right="0.265cm" fo:margin-top="0cm" fo:margin-bottom="0cm" loext:contextual-spacing="false" style:line-height-at-least="0.688cm" fo:text-align="start" style:justify-single-word="false" fo:widows="1" fo:text-indent="-52.917cm" style:auto-text-indent="false"/>
    </style:style>
    <style:style style:name="P40" style:family="paragraph" style:parent-style-name="Heading_20_1">
      <style:text-properties fo:font-variant="normal" fo:text-transform="none" fo:color="#000000" fo:letter-spacing="normal" fo:background-color="transparent" style:font-name-asian="Arial" style:font-style-asian="normal"/>
    </style:style>
    <style:style style:name="P41" style:family="paragraph" style:parent-style-name="Heading_20_1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 fo:background-color="transparent" style:font-name-asian="Arial" style:font-style-asian="normal"/>
    </style:style>
    <style:style style:name="P42" style:family="paragraph" style:parent-style-name="Heading_20_2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 fo:background-color="transparent"/>
    </style:style>
    <style:style style:name="P43" style:family="paragraph" style:parent-style-name="Heading_20_2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letter-spacing="normal" fo:font-style="normal" fo:background-color="transparent"/>
    </style:style>
    <style:style style:name="P44" style:family="paragraph" style:parent-style-name="Heading_20_2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fo:background-color="transparent"/>
    </style:style>
    <style:style style:name="T1" style:family="text">
      <style:text-properties style:font-name="Arial" fo:font-style="normal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style:font-name-asian="Arial" style:font-style-asian="normal"/>
    </style:style>
    <style:style style:name="T4" style:family="text">
      <style:text-properties style:font-name-asian="Arial" style:font-size-asian="10.5pt" style:font-style-asian="normal" style:font-weight-asian="normal"/>
    </style:style>
    <style:style style:name="T5" style:family="text">
      <style:text-properties fo:color="#e53333"/>
    </style:style>
    <style:style style:name="T6" style:family="text">
      <style:text-properties fo:color="#e53333" style:font-name-asian="Arial" style:font-size-asian="10.5pt" style:font-style-asian="normal" style:font-weight-asian="normal"/>
    </style:style>
    <style:style style:name="T7" style:family="text">
      <style:text-properties fo:color="#e53333" style:font-name="Arial" fo:font-size="10.5pt" fo:font-style="normal" fo:font-weight="normal"/>
    </style:style>
    <style:style style:name="T8" style:family="text">
      <style:text-properties fo:color="#ff0000" style:font-name="Arial" fo:font-size="10.5pt" fo:font-style="normal" fo:font-weight="normal"/>
    </style:style>
    <style:style style:name="T9" style:family="text">
      <style:text-properties fo:color="#ff0000" style:font-name-asian="Arial" style:font-size-asian="10.5pt" style:font-style-asian="normal" style:font-weight-asian="normal"/>
    </style:style>
    <style:style style:name="T10" style:family="text">
      <style:text-properties fo:font-variant="normal" fo:text-transform="none" fo:color="#c0c0c0" style:font-name="Verdana" fo:font-size="6.75pt" fo:letter-spacing="normal" fo:font-style="normal" fo:font-weight="bold" fo:background-color="#f8f8f8" loext:char-shading-value="0" loext:padding="0cm" loext:border="none"/>
    </style:style>
    <style:style style:name="T11" style:family="text">
      <style:text-properties fo:font-variant="normal" fo:text-transform="none" fo:color="#c0c0c0" style:font-name="Verdana" fo:font-size="6.75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c0c0c0" style:font-name="Verdana" fo:font-size="6.75pt" fo:letter-spacing="normal" fo:font-style="normal" fo:font-weight="bold" fo:background-color="transparent" loext:char-shading-value="0" loext:padding="0cm" loext:border="none"/>
    </style:style>
    <style:style style:name="T13" style:family="text">
      <style:text-properties fo:font-variant="normal" fo:text-transform="none" fo:color="#c0c0c0" style:font-name="Verdana" fo:font-size="6.75pt" fo:letter-spacing="normal" fo:font-style="normal" fo:font-weight="bold" fo:background-color="transparent" loext:char-shading-value="0" loext:padding="0cm" loext:border="none"/>
    </style:style>
    <style:style style:name="T14" style:family="text">
      <style:text-properties fo:font-variant="normal" fo:text-transform="none" fo:color="#c0c0c0" style:font-name="Verdana" fo:font-size="6.75pt" fo:letter-spacing="normal" fo:font-style="normal" fo:font-weight="normal" fo:background-color="#f8f8f8" loext:char-shading-value="0" loext:padding="0cm" loext:border="none"/>
    </style:style>
    <style:style style:name="T15" style:family="text">
      <style:text-properties fo:font-variant="normal" fo:text-transform="none" fo:color="#c0c0c0" style:font-name="Verdana" fo:font-size="6.7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c0c0c0" style:font-name="Verdana" fo:font-size="6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c0c0c0" style:font-name="Verdana" fo:font-size="6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a0a0a0" style:text-line-through-style="none" style:text-line-through-type="none" style:font-name="Verdana" fo:font-size="6.75pt" fo:letter-spacing="normal" fo:font-style="normal" style:text-underline-style="none" fo:font-weight="normal" style:text-blinking="false" fo:background-color="#f8f8f8" loext:char-shading-value="0" loext:padding="0cm" loext:border="none"/>
    </style:style>
    <style:style style:name="T19" style:family="text">
      <style:text-properties fo:font-variant="normal" fo:text-transform="none" fo:color="#a0a0a0" style:text-line-through-style="none" style:text-line-through-type="none" style:font-name="Verdana" fo:font-size="6.75pt" fo:letter-spacing="normal" fo:font-style="normal" style:text-underline-style="none" fo:font-weight="normal" style:text-blinking="false" loext:padding="0cm" loext:border="none"/>
    </style:style>
    <style:style style:name="T20" style:family="text">
      <style:text-properties fo:font-variant="normal" fo:text-transform="none" fo:color="#a0a0a0" style:text-line-through-style="none" style:text-line-through-type="none" style:font-name="Verdana" fo:font-size="6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a0a0a0" style:text-line-through-style="none" style:text-line-through-type="none" style:font-name="Verdana" fo:font-size="6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T23" style:family="text">
      <style:text-properties fo:font-variant="normal" fo:text-transform="none" fo:color="#000000" fo:letter-spacing="normal" fo:background-color="transparent" loext:char-shading-value="0" style:font-name-asian="Arial" style:font-size-asian="10.5pt" style:font-style-asian="normal" style:font-weight-asian="normal"/>
    </style:style>
    <style:style style:name="T24" style:family="text">
      <style:text-properties fo:font-variant="normal" fo:text-transform="none" fo:color="#000000" fo:letter-spacing="normal" fo:background-color="transparent" loext:char-shading-value="0" style:font-name-asian="Arial" style:font-size-asian="10.5pt" style:font-style-asian="normal" style:font-weight-asian="normal"/>
    </style:style>
    <style:style style:name="T25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bold"/>
    </style:style>
    <style:style style:name="T26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fo:background-color="transparent" loext:char-shading-value="0" style:font-name-asian="Arial" style:font-size-asian="10.5pt" style:font-style-asian="normal" style:font-weight-asian="bold"/>
    </style:style>
    <style:style style:name="T27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fo:background-color="transparent" loext:char-shading-value="0" style:font-name-asian="Arial" style:font-size-asian="10.5pt" style:font-style-asian="normal" style:font-weight-asian="bold"/>
    </style:style>
    <style:style style:name="T28" style:family="text">
      <style:text-properties fo:color="#008200"/>
    </style:style>
    <style:style style:name="T29" style:family="text">
      <style:text-properties fo:color="#008200" style:font-name="Consolas" fo:font-size="9pt" fo:font-style="normal" fo:font-weight="normal"/>
    </style:style>
    <style:style style:name="T30" style:family="text">
      <style:text-properties fo:color="#008200" style:font-name-asian="Consolas" style:font-size-asian="9pt" style:font-style-asian="normal" style:font-weight-asian="normal"/>
    </style:style>
    <style:style style:name="T31" style:family="text">
      <style:text-properties style:font-name="Consolas" fo:font-size="9pt" fo:font-style="normal" fo:font-weight="normal"/>
    </style:style>
    <style:style style:name="T32" style:family="text">
      <style:text-properties fo:color="#646464"/>
    </style:style>
    <style:style style:name="T33" style:family="text">
      <style:text-properties fo:color="#646464" style:font-name="Consolas" fo:font-size="9pt" fo:font-style="normal" fo:font-weight="normal"/>
    </style:style>
    <style:style style:name="T34" style:family="text">
      <style:text-properties fo:color="#006699" fo:font-weight="bold"/>
    </style:style>
    <style:style style:name="T35" style:family="text">
      <style:text-properties fo:color="#006699" style:font-name="Consolas" fo:font-size="9pt" fo:font-style="normal" fo:font-weight="bold"/>
    </style:style>
    <style:style style:name="T36" style:family="text">
      <style:text-properties fo:color="#c00000" style:font-name="Consolas" fo:font-size="9pt" fo:font-style="normal" fo:font-weight="normal"/>
    </style:style>
    <style:style style:name="T37" style:family="text">
      <style:text-properties fo:color="#0000ff"/>
    </style:style>
    <style:style style:name="T38" style:family="text">
      <style:text-properties fo:color="#0000ff" style:font-name="Consolas" fo:font-size="9pt" fo:font-style="normal" fo:font-weight="normal"/>
    </style:style>
    <style:style style:name="T39" style:family="text">
      <style:text-properties fo:color="#0000ff" style:font-name-asian="Consolas" style:font-size-asian="9pt" style:font-style-asian="normal" style:font-weight-asian="normal"/>
    </style:style>
    <style:style style:name="T40" style:family="text">
      <style:text-properties style:font-name-asian="Consolas" style:font-size-asian="9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middle" style:vertical-rel="baseline" fo:padding="0cm" fo:border="none" draw:ole-draw-aspect="1" draw:visible-area-width="10cm" draw:visible-area-height="10cm"/>
    </style:style>
    <text:list-style style:name="L1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1" text:anchor-type="page" text:anchor-page-number="1" svg:x="9.71cm" svg:y="75.75cm" svg:width="0.476cm" draw:z-index="8">
        <draw:text-box fo:min-height="0.476cm">
          <text:p text:style-name="Text_20_body"><draw:frame draw:name="ZeroClipboardMovie_1" text:anchor-type="as-char" svg:width="0.476cm" svg:height="0.476cm" draw:z-index="16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2" text:anchor-type="page" text:anchor-page-number="1" svg:x="9.71cm" svg:y="91.07cm" svg:width="0.476cm" draw:z-index="9">
        <draw:text-box fo:min-height="0.476cm">
          <text:p text:style-name="Text_20_body"><draw:frame draw:name="ZeroClipboardMovie_2" text:anchor-type="as-char" svg:width="0.476cm" svg:height="0.476cm" draw:z-index="17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2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3" text:anchor-type="page" text:anchor-page-number="1" svg:x="9.71cm" svg:y="110.781cm" svg:width="0.476cm" draw:z-index="10">
        <draw:text-box fo:min-height="0.476cm">
          <text:p text:style-name="Text_20_body"><draw:frame draw:name="ZeroClipboardMovie_3" text:anchor-type="as-char" svg:width="0.476cm" svg:height="0.476cm" draw:z-index="18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3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4" text:anchor-type="page" text:anchor-page-number="1" svg:x="9.71cm" svg:y="130.122cm" svg:width="0.476cm" draw:z-index="11">
        <draw:text-box fo:min-height="0.476cm">
          <text:p text:style-name="Text_20_body"><draw:frame draw:name="ZeroClipboardMovie_4" text:anchor-type="as-char" svg:width="0.476cm" svg:height="0.476cm" draw:z-index="19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4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5" text:anchor-type="page" text:anchor-page-number="1" svg:x="9.71cm" svg:y="147.77cm" svg:width="0.476cm" draw:z-index="12">
        <draw:text-box fo:min-height="0.476cm">
          <text:p text:style-name="Text_20_body"><draw:frame draw:name="ZeroClipboardMovie_5" text:anchor-type="as-char" svg:width="0.476cm" svg:height="0.476cm" draw:z-index="20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5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6" text:anchor-type="page" text:anchor-page-number="1" svg:x="9.71cm" svg:y="165.92cm" svg:width="0.476cm" draw:z-index="13">
        <draw:text-box fo:min-height="0.476cm">
          <text:p text:style-name="Text_20_body"><draw:frame draw:name="ZeroClipboardMovie_6" text:anchor-type="as-char" svg:width="0.476cm" svg:height="0.476cm" draw:z-index="21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6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7" text:anchor-type="page" text:anchor-page-number="1" svg:x="9.71cm" svg:y="184.732cm" svg:width="0.476cm" draw:z-index="14">
        <draw:text-box fo:min-height="0.476cm">
          <text:p text:style-name="Text_20_body"><draw:frame draw:name="ZeroClipboardMovie_7" text:anchor-type="as-char" svg:width="0.476cm" svg:height="0.476cm" draw:z-index="2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7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框架8" text:anchor-type="page" text:anchor-page-number="1" svg:x="9.71cm" svg:y="207.433cm" svg:width="0.476cm" draw:z-index="15">
        <draw:text-box fo:min-height="0.476cm">
          <text:p text:style-name="Text_20_body"><draw:frame draw:name="ZeroClipboardMovie_8" text:anchor-type="as-char" svg:width="0.476cm" svg:height="0.476cm" draw:z-index="2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8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text:h text:style-name="P40" text:outline-level="1">一、基本术语</text:h>
      <text:p text:style-name="P13"/>
      <text:p text:style-name="P11"><text:span text:style-name="T6">图</text:span><text:span text:style-name="T4">：由有穷、非空点集和边集合组成，简写成</text:span><text:span text:style-name="T2">G(V,E);</text:span></text:p>
      <text:p text:style-name="P11"><text:span text:style-name="T7">Vertex</text:span><text:span text:style-name="T4">：图中的顶点；</text:span></text:p>
      <text:p text:style-name="P13"/>
      <text:p text:style-name="P10"><text:span text:style-name="T5">无向图</text:span>：图中每条边都没有方向；</text:p>
      <text:p text:style-name="P10"><text:span text:style-name="T5">有向图</text:span>：图中每条边都有方向；</text:p>
      <text:p text:style-name="P13"/>
      <text:p text:style-name="P11"><text:span text:style-name="T6">无向边</text:span><text:span text:style-name="T4">：边是没有方向的，写为</text:span><text:span text:style-name="T7">(a,b)</text:span></text:p>
      <text:p text:style-name="P11"><text:span text:style-name="T6">有向边</text:span><text:span text:style-name="T4">：边是有方向的，写为</text:span><text:span text:style-name="T7">&lt;a,b&gt;</text:span></text:p>
      <text:p text:style-name="P10">有向边也成为弧；开始顶点称为弧尾，结束顶点称为弧头；</text:p>
      <text:p text:style-name="P13"/>
      <text:p text:style-name="P10"><text:span text:style-name="T5">简单图</text:span>：不存在指向自己的边、不存在两条重复的边的图；</text:p>
      <text:p text:style-name="P13"/>
      <text:p text:style-name="P10"><text:span text:style-name="T5">无向完全图</text:span>：每个顶点之间都有一条边的无向图；</text:p>
      <text:p text:style-name="P10"><text:span text:style-name="T5">有向完全图</text:span>：每个顶点之间都有两条互为相反的边的无向图；</text:p>
      <text:p text:style-name="P13"/>
      <text:p text:style-name="P10"><text:span text:style-name="T5">稀疏图</text:span>：边相对于顶点来说很少的图；</text:p>
      <text:p text:style-name="P10"><text:span text:style-name="T5">稠密图</text:span>：边很多的图；</text:p>
      <text:p text:style-name="P13"/>
      <text:p text:style-name="P10"><text:span text:style-name="T5">权重</text:span>：图中的边可能会带有一个权重，为了区分边的长短；</text:p>
      <text:p text:style-name="P10"><text:span text:style-name="T5">网</text:span>：带有权重的图；</text:p>
      <text:p text:style-name="P13"/>
      <text:p text:style-name="P10"><text:span text:style-name="T5">度</text:span>：与特定顶点相连接的边数；</text:p>
      <text:p text:style-name="P10"><text:span text:style-name="T5">出度、入度</text:span>：对于有向图的概念，出度表示此顶点为起点的边的数目，入度表示此顶点为终点的边的数目；</text:p>
      <text:p text:style-name="P13"/>
      <text:p text:style-name="P10"><text:span text:style-name="T5">环</text:span>：第一个顶点和最后一个顶点相同的路径；</text:p>
      <text:p text:style-name="P10"><text:span text:style-name="T5">简单环</text:span>：除去第一个顶点和最后一个顶点后没有重复顶点的环；</text:p>
      <text:p text:style-name="P13"/>
      <text:p text:style-name="P10"><text:span text:style-name="T5">连通图</text:span>：任意两个顶点都相互连通的图；</text:p>
      <text:p text:style-name="P10"><text:span text:style-name="T5">极大连通子图</text:span>：包含竟可能多的顶点（必须是连通的），即找不到另外一个顶点，使得此顶点能够连接到此极大连通子图的任意一个顶点；</text:p>
      <text:p text:style-name="P10"><text:span text:style-name="T5">连通分量</text:span>：极大连通子图的数量；</text:p>
      <text:p text:style-name="P11"><text:span text:style-name="T6">强连通图</text:span><text:span text:style-name="T4">：此为有向图的概念，表示任意两个顶点</text:span><text:span text:style-name="T2">a</text:span><text:span text:style-name="T4">，</text:span><text:span text:style-name="T2">b</text:span><text:span text:style-name="T4">，使得</text:span><text:span text:style-name="T2">a</text:span><text:span text:style-name="T4">能够连接到</text:span><text:span text:style-name="T2">b</text:span><text:span text:style-name="T4">，</text:span><text:span text:style-name="T2">b</text:span><text:span text:style-name="T4">也能连接到</text:span><text:span text:style-name="T2">a </text:span><text:span text:style-name="T4">的图；</text:span></text:p>
      <text:p text:style-name="P13"/>
      <text:p text:style-name="P11"><text:soft-page-break/><text:span text:style-name="T6">生成树</text:span><text:span text:style-name="T4">：</text:span><text:span text:style-name="T2">n</text:span><text:span text:style-name="T4">个顶点，</text:span><text:span text:style-name="T2">n-1</text:span><text:span text:style-name="T4">条边，并且保证</text:span><text:span text:style-name="T2">n</text:span><text:span text:style-name="T4">个顶点相互连通（不存在环）；</text:span></text:p>
      <text:p text:style-name="P10"><text:span text:style-name="T5">最小生成树</text:span>：此生成树的边的权重之和是所有生成树中最小的；</text:p>
      <text:p text:style-name="P13"/>
      <text:p text:style-name="P11"><text:span text:style-name="T8">AOV</text:span><text:span text:style-name="T9">网</text:span><text:span text:style-name="T4">：结点表示活动的网；</text:span></text:p>
      <text:p text:style-name="P11"><text:span text:style-name="T8">AOE</text:span><text:span text:style-name="T9">网</text:span><text:span text:style-name="T4">：边表示活动的持续时间的网；</text:span></text:p>
      <text:p text:style-name="P13"/>
      <text:h text:style-name="P41" text:outline-level="1"><text:bookmark text:name="t1"/>二、图的存储结构</text:h>
      <text:p text:style-name="P13"/>
      <text:h text:style-name="P42" text:outline-level="2"><text:bookmark text:name="t2"/><text:span text:style-name="T1">1.</text:span><text:span text:style-name="T3">邻接矩阵</text:span></text:h>
      <text:p text:style-name="P13"/>
      <text:p text:style-name="P11"><text:span text:style-name="T4">维持一个二维数组，</text:span><text:span text:style-name="T2">arr[i][j]</text:span><text:span text:style-name="T4">表示</text:span><text:span text:style-name="T2">i</text:span><text:span text:style-name="T4">到</text:span><text:span text:style-name="T2">j</text:span><text:span text:style-name="T4">的边，如果两顶点之间存在边，则为</text:span><text:span text:style-name="T2">1</text:span><text:span text:style-name="T4">，否则为</text:span><text:span text:style-name="T2">0</text:span><text:span text:style-name="T4">；</text:span></text:p>
      <text:p text:style-name="P10">维持一个一维数组，存储顶点信息，比如顶点的名字；</text:p>
      <text:p text:style-name="P10">下图为一般的有向图：</text:p>
      <text:p text:style-name="P11"><draw:frame draw:style-name="fr2" draw:name="图像1" text:anchor-type="as-char" svg:width="12.277cm" svg:height="8.52cm" draw:z-index="0"><draw:image xlink:href="http://hi.csdn.net/attachment/201203/14/0_1331733733n6BY.gif" xlink:type="simple" xlink:show="embed" xlink:actuate="onLoad"/></draw:frame></text:p>
      <text:p text:style-name="P11"><text:span text:style-name="T4">注意：如果我们要看</text:span><text:span text:style-name="T2">vi</text:span><text:span text:style-name="T4">节点邻接的点，则只需要遍历</text:span><text:span text:style-name="T2">arr[i]</text:span><text:span text:style-name="T4">即可；</text:span></text:p>
      <text:p text:style-name="P13"/>
      <text:p text:style-name="P11"> <text:span text:style-name="T4">下图为带有权重的图的邻接矩阵表示法：</text:span></text:p>
      <text:p text:style-name="P11"><text:soft-page-break/> <draw:frame draw:style-name="fr2" draw:name="图像2" text:anchor-type="as-char" svg:width="11.906cm" svg:height="8.387cm" draw:z-index="1"><draw:image xlink:href="http://hi.csdn.net/attachment/201203/15/0_1331774393Vu7x.gif" xlink:type="simple" xlink:show="embed" xlink:actuate="onLoad"/></draw:frame></text:p>
      <text:p text:style-name="P10">缺点：邻接矩阵表示法对于稀疏图来说不合理，因为太浪费空间； </text:p>
      <text:p text:style-name="P13"/>
      <text:h text:style-name="P42" text:outline-level="2"><text:bookmark text:name="t3"/><text:span text:style-name="T1">2.</text:span><text:span text:style-name="T3">邻接表</text:span></text:h>
      <text:p text:style-name="P13"/>
      <text:p text:style-name="P10">如果图示一般的图，则如下图：</text:p>
      <text:p text:style-name="P11"><draw:frame draw:style-name="fr2" draw:name="图像3" text:anchor-type="as-char" svg:width="18.6cm" svg:height="7.594cm" draw:z-index="2"><draw:image xlink:href="http://hi.csdn.net/attachment/201203/14/0_1331733767phbF.gif" xlink:type="simple" xlink:show="embed" xlink:actuate="onLoad"/></draw:frame></text:p>
      <text:p text:style-name="P11"> <text:span text:style-name="T4">如果是网，即边带有权值，则如下图：</text:span></text:p>
      <text:p text:style-name="P11"><text:soft-page-break/><draw:frame draw:style-name="fr2" draw:name="图像4" text:anchor-type="as-char" svg:width="18.441cm" svg:height="7.673cm" draw:z-index="3"><draw:image xlink:href="http://hi.csdn.net/attachment/201203/14/0_1331733755XOFF.gif" xlink:type="simple" xlink:show="embed" xlink:actuate="onLoad"/></draw:frame></text:p>
      <text:p text:style-name="P13"/>
      <text:h text:style-name="P42" text:outline-level="2"><text:bookmark text:name="t4"/><text:span text:style-name="T1">3.</text:span><text:span text:style-name="T3">十字链表</text:span></text:h>
      <text:p text:style-name="P10"><text:span text:style-name="T5">只针对有向图；，适用于计算出度和入度；</text:span></text:p>
      <text:p text:style-name="P10">顶点结点：</text:p>
      <text:p text:style-name="P11"> </text:p>
      <text:p text:style-name="P10">边结点：</text:p>
      <text:p text:style-name="P11"> <draw:frame draw:style-name="fr2" draw:name="图像5" text:anchor-type="as-char" svg:width="9.208cm" svg:height="6.853cm" draw:z-index="4"><draw:image xlink:href="http://hi.csdn.net/attachment/201203/14/0_1331733783jEJB.gif" xlink:type="simple" xlink:show="embed" xlink:actuate="onLoad"/></draw:frame></text:p>
      <text:p text:style-name="P10">好处：创建的时间复杂度和邻接链表相同，但是能够同时计算入度和出度；</text:p>
      <text:h text:style-name="P42" text:outline-level="2"><text:bookmark text:name="t5"/><text:span text:style-name="T1">4.</text:span><text:span text:style-name="T3">邻接多重表</text:span></text:h>
      <text:p text:style-name="P10"><text:span text:style-name="T5">针对无向图；</text:span> 如果我们只是单纯对节点进行操作，则邻接表是一个很好的选择，但是如果我们要在邻接表中删除一条边，则需要删除四个顶点（因为无向图）；</text:p>
      <text:p text:style-name="P10">在邻接多重表中，只需要删除一个节点，即可完成边的删除，因此比较方便；</text:p>
      <text:p text:style-name="P12">因此邻接多重表适用于对边进行删除的操作；</text:p>
      <text:p text:style-name="P10">顶点节点和邻接表没区别，边表节点如下图：</text:p>
      <text:p text:style-name="P13"/>
      <text:p text:style-name="P10">比如：</text:p>
      <text:p text:style-name="P11"><text:soft-page-break/> <draw:frame draw:style-name="fr2" draw:name="图像6" text:anchor-type="as-char" svg:width="13.944cm" svg:height="6.35cm" draw:z-index="5"><draw:image xlink:href="http://hi.csdn.net/attachment/201203/14/0_1331733840a229.gif" xlink:type="simple" xlink:show="embed" xlink:actuate="onLoad"/></draw:frame></text:p>
      <text:p text:style-name="P13"/>
      <text:h text:style-name="P42" text:outline-level="2"><text:bookmark text:name="t6"/><text:span text:style-name="T1">5.</text:span><text:span text:style-name="T3">边集数组</text:span></text:h>
      <text:p text:style-name="P5"/>
      <text:p text:style-name="P10"><text:span text:style-name="T5">适合依次对边进行操作；</text:span></text:p>
      <text:p text:style-name="P10">存储边的信息，如下图：</text:p>
      <text:p text:style-name="P11"><draw:frame draw:style-name="fr2" draw:name="图像7" text:anchor-type="as-char" svg:width="15.61cm" svg:height="11.853cm" draw:z-index="6"><draw:image xlink:href="http://hi.csdn.net/attachment/201203/14/0_133173387640gc.gif" xlink:type="simple" xlink:show="embed" xlink:actuate="onLoad"/></draw:frame></text:p>
      <text:p text:style-name="P1"/>
      <text:h text:style-name="P41" text:outline-level="1"><text:bookmark text:name="t7"/>三、图的遍历</text:h>
      <text:p text:style-name="P5"/>
      <text:h text:style-name="P43" text:outline-level="2"><text:bookmark text:name="t8"/><text:soft-page-break/>DFS</text:h>
      <text:p text:style-name="P5"/>
      <text:p text:style-name="P10">思想：往深里遍历，如果不能深入，则回朔；</text:p>
      <text:p text:style-name="P10">比如：</text:p>
      <text:p text:style-name="P11"><draw:frame draw:style-name="fr2" draw:name="图像8" text:anchor-type="as-char" svg:width="17.171cm" svg:height="8.334cm" draw:z-index="7"><draw:image xlink:href="http://hi.csdn.net/attachment/201203/14/0_1331732659p3g6.gif" xlink:type="simple" xlink:show="embed" xlink:actuate="onLoad"/></draw:frame>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4060268685736123152" text:style-name="L1">
        <text:list-item>
          <text:p text:style-name="P14"><text:span text:style-name="T28">/**</text:span> </text:p>
        </text:list-item>
        <text:list-item>
          <text:p text:style-name="P20"><text:span text:style-name="T28"> </text:span><text:span text:style-name="T29">* O(v+e)</text:span><text:span text:style-name="T31"> </text:span></text:p>
        </text:list-item>
        <text:list-item>
          <text:p text:style-name="P20"><text:span text:style-name="T28"> </text:span><text:span text:style-name="T29">*/</text:span><text:span text:style-name="T31">  </text:span></text:p>
        </text:list-item>
        <text:list-item>
          <text:p text:style-name="P14"><text:span text:style-name="T32">@Test</text:span>  </text:p>
        </text:list-item>
        <text:list-item>
          <text:p text:style-name="P14"><text:span text:style-name="T34">public</text:span> <text:span text:style-name="T34">void</text:span> DFS() {  </text:p>
        </text:list-item>
        <text:list-item>
          <text:p text:style-name="P20">    <text:span text:style-name="T35">for</text:span><text:span text:style-name="T31"> (</text:span><text:span text:style-name="T35">int</text:span><text:span text:style-name="T31"> i = </text:span><text:span text:style-name="T36">0</text:span><text:span text:style-name="T31">; i &lt; g.nodes.length; i++) {  </text:span></text:p>
        </text:list-item>
        <text:list-item>
          <text:p text:style-name="P20">        <text:span text:style-name="T35">if</text:span><text:span text:style-name="T31"> (!visited[i]) {  </text:span></text:p>
        </text:list-item>
        <text:list-item>
          <text:p text:style-name="P20">            <text:span text:style-name="T31">DFS_Traverse(g, i);  </text:span></text:p>
        </text:list-item>
        <text:list-item>
          <text:p text:style-name="P20">        <text:span text:style-name="T31">}  </text:span></text:p>
        </text:list-item>
        <text:list-item>
          <text:p text:style-name="P20">    <text:span text:style-name="T31">}  </text:span></text:p>
        </text:list-item>
        <text:list-item>
          <text:p text:style-name="P14">}  </text:p>
        </text:list-item>
        <text:list-item>
          <text:p text:style-name="P20">  </text:p>
        </text:list-item>
        <text:list-item>
          <text:p text:style-name="P14"><text:span text:style-name="T34">private</text:span> <text:span text:style-name="T34">void</text:span> DFS_Traverse(Graph2 g, <text:span text:style-name="T34">int</text:span> i) {  </text:p>
        </text:list-item>
        <text:list-item>
          <text:p text:style-name="P20">    <text:span text:style-name="T31">visited[i] = </text:span><text:span text:style-name="T35">true</text:span><text:span text:style-name="T31">;  </text:span></text:p>
        </text:list-item>
        <text:list-item>
          <text:p text:style-name="P20">    <text:span text:style-name="T31">System.out.println(i);  </text:span></text:p>
        </text:list-item>
        <text:list-item>
          <text:p text:style-name="P20">    <text:span text:style-name="T31">EdgeNode node = g.nodes[i].next;  </text:span></text:p>
        </text:list-item>
        <text:list-item>
          <text:p text:style-name="P20">    <text:span text:style-name="T35">while</text:span><text:span text:style-name="T31"> (node != </text:span><text:span text:style-name="T35">null</text:span><text:span text:style-name="T31">) {  </text:span></text:p>
        </text:list-item>
        <text:list-item>
          <text:p text:style-name="P20">        <text:span text:style-name="T35">if</text:span><text:span text:style-name="T31"> (!visited[node.idx]) {  </text:span></text:p>
        </text:list-item>
        <text:list-item>
          <text:p text:style-name="P20">            <text:span text:style-name="T31">DFS_Traverse(g, node.idx);  </text:span></text:p>
        </text:list-item>
        <text:list-item>
          <text:p text:style-name="P20">        <text:span text:style-name="T31">}  </text:span></text:p>
        </text:list-item>
        <text:list-item>
          <text:p text:style-name="P20">        <text:span text:style-name="T31">node = node.next;  </text:span></text:p>
        </text:list-item>
        <text:list-item>
          <text:p text:style-name="P20">    <text:span text:style-name="T31">}  </text:span></text:p>
        </text:list-item>
        <text:list-item>
          <text:p text:style-name="P14">}  </text:p>
        </text:list-item>
      </text:list>
      <text:p text:style-name="P1"/>
      <text:h text:style-name="P43" text:outline-level="2"><text:bookmark text:name="t9"/>BFS</text:h>
      <text:p text:style-name="P5"/>
      <text:p text:style-name="P10"><text:soft-page-break/>思想：对所有邻接节点遍历；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1849530032187687911" text:style-name="L2">
        <text:list-item>
          <text:p text:style-name="P15">&lt;span style=<text:span text:style-name="T37">"white-space:pre"</text:span>&gt;  &lt;/span&gt;<text:span text:style-name="T28">/**</text:span> </text:p>
        </text:list-item>
        <text:list-item>
          <text:p text:style-name="P21"><text:span text:style-name="T28">     </text:span><text:span text:style-name="T29">* O(v+e)</text:span><text:span text:style-name="T31"> </text:span></text:p>
        </text:list-item>
        <text:list-item>
          <text:p text:style-name="P21"><text:span text:style-name="T28">     </text:span><text:span text:style-name="T29">*/</text:span><text:span text:style-name="T31">  </text:span></text:p>
        </text:list-item>
        <text:list-item>
          <text:p text:style-name="P21">    <text:span text:style-name="T33">@Test</text:span><text:span text:style-name="T31">  </text:span></text:p>
        </text:list-item>
        <text:list-item>
          <text:p text:style-name="P21">    <text:span text:style-name="T35">public</text:span><text:span text:style-name="T31"> </text:span><text:span text:style-name="T35">void</text:span><text:span text:style-name="T31"> BFS() {  </text:span></text:p>
        </text:list-item>
        <text:list-item>
          <text:p text:style-name="P21">        <text:span text:style-name="T31">ArrayList&lt;Integer&gt; list = </text:span><text:span text:style-name="T35">new</text:span><text:span text:style-name="T31"> ArrayList&lt;Integer&gt;();  </text:span></text:p>
        </text:list-item>
        <text:list-item>
          <text:p text:style-name="P21">        <text:span text:style-name="T35">for</text:span><text:span text:style-name="T31"> (</text:span><text:span text:style-name="T35">int</text:span><text:span text:style-name="T31"> i = </text:span><text:span text:style-name="T36">0</text:span><text:span text:style-name="T31">; i &lt; g.nodes.length; i++) {  </text:span></text:p>
        </text:list-item>
        <text:list-item>
          <text:p text:style-name="P21">            <text:span text:style-name="T35">if</text:span><text:span text:style-name="T31"> (!visited[i]) {  </text:span></text:p>
        </text:list-item>
        <text:list-item>
          <text:p text:style-name="P21">                <text:span text:style-name="T31">visited[i] = </text:span><text:span text:style-name="T35">true</text:span><text:span text:style-name="T31">;  </text:span></text:p>
        </text:list-item>
        <text:list-item>
          <text:p text:style-name="P21">                <text:span text:style-name="T31">list.add(i);  </text:span></text:p>
        </text:list-item>
        <text:list-item>
          <text:p text:style-name="P21">                <text:span text:style-name="T31">System.out.println(i);  </text:span></text:p>
        </text:list-item>
        <text:list-item>
          <text:p text:style-name="P21">                <text:span text:style-name="T35">while</text:span><text:span text:style-name="T31"> (!list.isEmpty()) {  </text:span></text:p>
        </text:list-item>
        <text:list-item>
          <text:p text:style-name="P21">                    <text:span text:style-name="T35">int</text:span><text:span text:style-name="T31"> k = list.remove(</text:span><text:span text:style-name="T36">0</text:span><text:span text:style-name="T31">);  </text:span></text:p>
        </text:list-item>
        <text:list-item>
          <text:p text:style-name="P21">                    <text:span text:style-name="T31">EdgeNode current = g.nodes[k].next;  </text:span></text:p>
        </text:list-item>
        <text:list-item>
          <text:p text:style-name="P21">                    <text:span text:style-name="T35">while</text:span><text:span text:style-name="T31"> (current != </text:span><text:span text:style-name="T35">null</text:span><text:span text:style-name="T31">) {  </text:span></text:p>
        </text:list-item>
        <text:list-item>
          <text:p text:style-name="P21">                        <text:span text:style-name="T35">if</text:span><text:span text:style-name="T31"> (!visited[current.idx]) {  </text:span></text:p>
        </text:list-item>
        <text:list-item>
          <text:p text:style-name="P21">                            <text:span text:style-name="T31">visited[current.idx] = </text:span><text:span text:style-name="T35">true</text:span><text:span text:style-name="T31">;  </text:span></text:p>
        </text:list-item>
        <text:list-item>
          <text:p text:style-name="P21">                            <text:span text:style-name="T31">System.out.println(current.idx);  </text:span></text:p>
        </text:list-item>
        <text:list-item>
          <text:p text:style-name="P21">                            <text:span text:style-name="T31">list.add(current.idx);  </text:span></text:p>
        </text:list-item>
        <text:list-item>
          <text:p text:style-name="P21">                              </text:p>
        </text:list-item>
        <text:list-item>
          <text:p text:style-name="P21">                        <text:span text:style-name="T31">}  </text:span></text:p>
        </text:list-item>
        <text:list-item>
          <text:p text:style-name="P21">                        <text:span text:style-name="T31">current = current.next;  </text:span></text:p>
        </text:list-item>
        <text:list-item>
          <text:p text:style-name="P21">                    <text:span text:style-name="T31">}  </text:span></text:p>
        </text:list-item>
        <text:list-item>
          <text:p text:style-name="P21">                <text:span text:style-name="T31">}  </text:span></text:p>
        </text:list-item>
        <text:list-item>
          <text:p text:style-name="P21">  </text:p>
        </text:list-item>
        <text:list-item>
          <text:p text:style-name="P21">            <text:span text:style-name="T31">}  </text:span></text:p>
        </text:list-item>
        <text:list-item>
          <text:p text:style-name="P21">        <text:span text:style-name="T31">}  </text:span></text:p>
        </text:list-item>
        <text:list-item>
          <text:p text:style-name="P21">    <text:span text:style-name="T31">}  </text:span></text:p>
        </text:list-item>
      </text:list>
      <text:p text:style-name="P1"/>
      <text:h text:style-name="P41" text:outline-level="1"><text:bookmark text:name="t10"/>四、最小生成树</text:h>
      <text:p text:style-name="P5"/>
      <text:h text:style-name="P43" text:outline-level="2"><text:bookmark text:name="t11"/>prim</text:h>
      <text:p text:style-name="P8"/>
      <text:p text:style-name="P3">邻接矩阵存储；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142724376270406332" text:style-name="L3">
        <text:list-item>
          <text:p text:style-name="P16">&lt;span style=<text:span text:style-name="T37">"white-space:pre"</text:span>&gt;  &lt;/span&gt;<text:span text:style-name="T28">/**</text:span> </text:p>
        </text:list-item>
        <text:list-item>
          <text:p text:style-name="P22"><text:span text:style-name="T28">     </text:span><text:span text:style-name="T29">* </text:span><text:span text:style-name="T30">时间复杂度为</text:span><text:span text:style-name="T29">O(n^2)</text:span><text:span text:style-name="T31"> </text:span></text:p>
        </text:list-item>
        <text:list-item>
          <text:p text:style-name="P22"><text:span text:style-name="T28">     </text:span><text:span text:style-name="T29">* </text:span><text:span text:style-name="T30">适用于稠密图</text:span><text:span text:style-name="T40"> </text:span></text:p>
        </text:list-item>
        <text:list-item>
          <text:p text:style-name="P22"><text:span text:style-name="T28">     </text:span><text:span text:style-name="T29">*/</text:span><text:span text:style-name="T31">  </text:span></text:p>
        </text:list-item>
        <text:list-item>
          <text:p text:style-name="P22">    <text:span text:style-name="T33">@Test</text:span><text:span text:style-name="T31">  </text:span></text:p>
        </text:list-item>
        <text:list-item>
          <text:p text:style-name="P22">    <text:span text:style-name="T35">public</text:span><text:span text:style-name="T31"> </text:span><text:span text:style-name="T35">void</text:span><text:span text:style-name="T31"> prim(){  </text:span></text:p>
        </text:list-item>
        <text:list-item>
          <text:p text:style-name="P22">        <text:span text:style-name="T35">int</text:span><text:span text:style-name="T31"> cost[] = </text:span><text:span text:style-name="T35">new</text:span><text:span text:style-name="T31"> </text:span><text:span text:style-name="T35">int</text:span><text:span text:style-name="T31">[</text:span><text:span text:style-name="T36">9</text:span><text:span text:style-name="T31">];  </text:span></text:p>
        </text:list-item>
        <text:list-item>
          <text:p text:style-name="P22">        <text:span text:style-name="T35">int</text:span><text:span text:style-name="T31"> pre[] = </text:span><text:span text:style-name="T35">new</text:span><text:span text:style-name="T31"> </text:span><text:span text:style-name="T35">int</text:span><text:span text:style-name="T31">[</text:span><text:span text:style-name="T36">9</text:span><text:span text:style-name="T31">];  </text:span></text:p>
        </text:list-item>
        <text:list-item>
          <text:p text:style-name="P22">          </text:p>
        </text:list-item>
        <text:list-item>
          <text:p text:style-name="P22"><text:soft-page-break/>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g1.vertex.length;i++){  </text:span></text:p>
        </text:list-item>
        <text:list-item>
          <text:p text:style-name="P22">            <text:span text:style-name="T31">cost[i] = g1.adjMatrix[</text:span><text:span text:style-name="T36">0</text:span><text:span text:style-name="T31">][i];  </text:span></text:p>
        </text:list-item>
        <text:list-item>
          <text:p text:style-name="P22">        <text:span text:style-name="T31">}  </text:span></text:p>
        </text:list-item>
        <text:list-item>
          <text:p text:style-name="P22">        <text:span text:style-name="T31">cost[</text:span><text:span text:style-name="T36">0</text:span><text:span text:style-name="T31">] = </text:span><text:span text:style-name="T36">0</text:span><text:span text:style-name="T31">;  </text:span></text:p>
        </text:list-item>
        <text:list-item>
          <text:p text:style-name="P22">          </text:p>
        </text:list-item>
        <text:list-item>
          <text:p text:style-name="P22">        <text:span text:style-name="T35">for</text:span><text:span text:style-name="T31">(</text:span><text:span text:style-name="T35">int</text:span><text:span text:style-name="T31"> i=</text:span><text:span text:style-name="T36">1</text:span><text:span text:style-name="T31">;i&lt;g1.vertex.length;i++){  </text:span></text:p>
        </text:list-item>
        <text:list-item>
          <text:p text:style-name="P22">            <text:span text:style-name="T35">int</text:span><text:span text:style-name="T31"> min = </text:span><text:span text:style-name="T36">65536</text:span><text:span text:style-name="T31">;  </text:span></text:p>
        </text:list-item>
        <text:list-item>
          <text:p text:style-name="P22">            <text:span text:style-name="T35">int</text:span><text:span text:style-name="T31"> k = </text:span><text:span text:style-name="T36">0</text:span><text:span text:style-name="T31">;  </text:span></text:p>
        </text:list-item>
        <text:list-item>
          <text:p text:style-name="P22">            <text:span text:style-name="T35">for</text:span><text:span text:style-name="T31">(</text:span><text:span text:style-name="T35">int</text:span><text:span text:style-name="T31"> j=</text:span><text:span text:style-name="T36">1</text:span><text:span text:style-name="T31">;j&lt;g1.vertex.length;j++){  </text:span></text:p>
        </text:list-item>
        <text:list-item>
          <text:p text:style-name="P22">                <text:span text:style-name="T35">if</text:span><text:span text:style-name="T31">(cost[j]!=</text:span><text:span text:style-name="T36">0</text:span><text:span text:style-name="T31">&amp;&amp;cost[j]&lt;min){  </text:span></text:p>
        </text:list-item>
        <text:list-item>
          <text:p text:style-name="P22">                    <text:span text:style-name="T31">min = cost[j];  </text:span></text:p>
        </text:list-item>
        <text:list-item>
          <text:p text:style-name="P22">                    <text:span text:style-name="T31">k = j;  </text:span></text:p>
        </text:list-item>
        <text:list-item>
          <text:p text:style-name="P22">                <text:span text:style-name="T31">}  </text:span></text:p>
        </text:list-item>
        <text:list-item>
          <text:p text:style-name="P22">            <text:span text:style-name="T31">}  </text:span></text:p>
        </text:list-item>
        <text:list-item>
          <text:p text:style-name="P22">            <text:span text:style-name="T31">cost[k] = </text:span><text:span text:style-name="T36">0</text:span><text:span text:style-name="T31">;  </text:span></text:p>
        </text:list-item>
        <text:list-item>
          <text:p text:style-name="P22">            <text:span text:style-name="T31">System.out.println(pre[k]+</text:span><text:span text:style-name="T38">","</text:span><text:span text:style-name="T31">+k);  </text:span></text:p>
        </text:list-item>
        <text:list-item>
          <text:p text:style-name="P22">            <text:span text:style-name="T35">for</text:span><text:span text:style-name="T31">(</text:span><text:span text:style-name="T35">int</text:span><text:span text:style-name="T31"> j=</text:span><text:span text:style-name="T36">1</text:span><text:span text:style-name="T31">;j&lt;g1.vertex.length;j++){  </text:span></text:p>
        </text:list-item>
        <text:list-item>
          <text:p text:style-name="P22">                <text:span text:style-name="T35">if</text:span><text:span text:style-name="T31">(cost[j]!=</text:span><text:span text:style-name="T36">0</text:span><text:span text:style-name="T31">&amp;&amp;g1.adjMatrix[k][j]&lt;cost[j]){  </text:span></text:p>
        </text:list-item>
        <text:list-item>
          <text:p text:style-name="P22">                    <text:span text:style-name="T31">pre[j] = k;  </text:span></text:p>
        </text:list-item>
        <text:list-item>
          <text:p text:style-name="P22">                    <text:span text:style-name="T31">cost[j] = g1.adjMatrix[k][j];  </text:span></text:p>
        </text:list-item>
        <text:list-item>
          <text:p text:style-name="P22">                <text:span text:style-name="T31">}  </text:span></text:p>
        </text:list-item>
        <text:list-item>
          <text:p text:style-name="P22">            <text:span text:style-name="T31">}  </text:span></text:p>
        </text:list-item>
        <text:list-item>
          <text:p text:style-name="P22">        <text:span text:style-name="T31">}  </text:span></text:p>
        </text:list-item>
        <text:list-item>
          <text:p text:style-name="P22">    <text:span text:style-name="T31">}  </text:span></text:p>
        </text:list-item>
      </text:list>
      <text:p text:style-name="P1"/>
      <text:h text:style-name="P43" text:outline-level="2"><text:bookmark text:name="t12"/>krustral</text:h>
      <text:p text:style-name="P3">边集数组存储；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7804224518502922393" text:style-name="L4">
        <text:list-item>
          <text:p text:style-name="P17">&lt;span style=<text:span text:style-name="T37">"white-space:pre"</text:span>&gt;  &lt;/span&gt;<text:span text:style-name="T28">/**</text:span> </text:p>
        </text:list-item>
        <text:list-item>
          <text:p text:style-name="P23"><text:span text:style-name="T28">     </text:span><text:span text:style-name="T29">* </text:span><text:span text:style-name="T30">时间复杂度：</text:span><text:span text:style-name="T29">O(eloge)</text:span><text:span text:style-name="T31"> </text:span></text:p>
        </text:list-item>
        <text:list-item>
          <text:p text:style-name="P23"><text:span text:style-name="T28">     </text:span><text:span text:style-name="T29">* </text:span><text:span text:style-name="T30">适用于稀疏图</text:span><text:span text:style-name="T40"> </text:span></text:p>
        </text:list-item>
        <text:list-item>
          <text:p text:style-name="P23"><text:span text:style-name="T28">     </text:span><text:span text:style-name="T29">*/</text:span><text:span text:style-name="T31">  </text:span></text:p>
        </text:list-item>
        <text:list-item>
          <text:p text:style-name="P23">    <text:span text:style-name="T33">@Test</text:span><text:span text:style-name="T31">  </text:span></text:p>
        </text:list-item>
        <text:list-item>
          <text:p text:style-name="P23">    <text:span text:style-name="T35">public</text:span><text:span text:style-name="T31"> </text:span><text:span text:style-name="T35">void</text:span><text:span text:style-name="T31"> krustral(){  </text:span></text:p>
        </text:list-item>
        <text:list-item>
          <text:p text:style-name="P23">        <text:span text:style-name="T31">Edge[] edges = initEdges();  </text:span></text:p>
        </text:list-item>
        <text:list-item>
          <text:p text:style-name="P23">        <text:span text:style-name="T35">int</text:span><text:span text:style-name="T31"> parent[] = </text:span><text:span text:style-name="T35">new</text:span><text:span text:style-name="T31"> </text:span><text:span text:style-name="T35">int</text:span><text:span text:style-name="T31">[</text:span><text:span text:style-name="T36">9</text:span><text:span text:style-name="T31">];  </text:span></text:p>
        </text:list-item>
        <text:list-item>
          <text:p text:style-name="P23">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edges.length;i++){  </text:span></text:p>
        </text:list-item>
        <text:list-item>
          <text:p text:style-name="P23">            <text:span text:style-name="T31">Edge edge = edges[i];  </text:span></text:p>
        </text:list-item>
        <text:list-item>
          <text:p text:style-name="P23">            <text:span text:style-name="T35">int</text:span><text:span text:style-name="T31"> m = find(parent,edge.begin);  </text:span></text:p>
        </text:list-item>
        <text:list-item>
          <text:p text:style-name="P23">            <text:span text:style-name="T35">int</text:span><text:span text:style-name="T31"> n = find(parent,edge.end);  </text:span></text:p>
        </text:list-item>
        <text:list-item>
          <text:p text:style-name="P23">            <text:span text:style-name="T35">if</text:span><text:span text:style-name="T31">(m!=n){  </text:span></text:p>
        </text:list-item>
        <text:list-item>
          <text:p text:style-name="P23">                <text:span text:style-name="T31">parent[m] = n;  </text:span></text:p>
        </text:list-item>
        <text:list-item>
          <text:p text:style-name="P23">                <text:span text:style-name="T31">System.out.println(m+</text:span><text:span text:style-name="T38">","</text:span><text:span text:style-name="T31">+n);  </text:span></text:p>
        </text:list-item>
        <text:list-item>
          <text:p text:style-name="P23">            <text:span text:style-name="T31">}  </text:span></text:p>
        </text:list-item>
        <text:list-item>
          <text:p text:style-name="P23">        <text:span text:style-name="T31">}  </text:span></text:p>
        </text:list-item>
        <text:list-item>
          <text:p text:style-name="P23">          </text:p>
        </text:list-item>
        <text:list-item>
          <text:p text:style-name="P23">    <text:span text:style-name="T31">}  </text:span></text:p>
        </text:list-item>
        <text:list-item>
          <text:p text:style-name="P23">    <text:span text:style-name="T35">private</text:span><text:span text:style-name="T31"> </text:span><text:span text:style-name="T35">static</text:span><text:span text:style-name="T31"> </text:span><text:span text:style-name="T35">int</text:span><text:span text:style-name="T31"> find(</text:span><text:span text:style-name="T35">int</text:span><text:span text:style-name="T31">[] parent, </text:span><text:span text:style-name="T35">int</text:span><text:span text:style-name="T31"> f) {  </text:span></text:p>
        </text:list-item>
        <text:list-item>
          <text:p text:style-name="P23">        <text:span text:style-name="T35">while</text:span><text:span text:style-name="T31"> (parent[f] &gt; </text:span><text:span text:style-name="T36">0</text:span><text:span text:style-name="T31">) {  </text:span></text:p>
        </text:list-item>
        <text:list-item>
          <text:p text:style-name="P23"><text:soft-page-break/>            <text:span text:style-name="T31">f = parent[f];  </text:span></text:p>
        </text:list-item>
        <text:list-item>
          <text:p text:style-name="P23">        <text:span text:style-name="T31">}  </text:span></text:p>
        </text:list-item>
        <text:list-item>
          <text:p text:style-name="P23">        <text:span text:style-name="T35">return</text:span><text:span text:style-name="T31"> f;  </text:span></text:p>
        </text:list-item>
        <text:list-item>
          <text:p text:style-name="P23">    <text:span text:style-name="T31">}  </text:span></text:p>
        </text:list-item>
      </text:list>
      <text:p text:style-name="P1"/>
      <text:h text:style-name="P41" text:outline-level="1"><text:bookmark text:name="t13"/>五、最短路径</text:h>
      <text:p text:style-name="P5"/>
      <text:h text:style-name="P42" text:outline-level="2"><text:bookmark text:name="t14"/><text:span text:style-name="T1">dijkstra</text:span><text:span text:style-name="T3">算法</text:span></text:h>
      <text:p text:style-name="P8"/>
      <text:p text:style-name="P6">邻接矩阵存储；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6799285351145836051" text:style-name="L5">
        <text:list-item>
          <text:p text:style-name="P24"><text:span text:style-name="T31">&lt;span style=</text:span><text:span text:style-name="T38">"white-space:pre"</text:span><text:span text:style-name="T31">&gt;  &lt;/span&gt;</text:span><text:span text:style-name="T29">//O</text:span><text:span text:style-name="T30">（</text:span><text:span text:style-name="T29">n^2</text:span><text:span text:style-name="T30">）</text:span><text:span text:style-name="T40">  </text:span></text:p>
        </text:list-item>
        <text:list-item>
          <text:p text:style-name="P24">    <text:span text:style-name="T33">@Test</text:span><text:span text:style-name="T31">  </text:span></text:p>
        </text:list-item>
        <text:list-item>
          <text:p text:style-name="P24">    <text:span text:style-name="T35">public</text:span><text:span text:style-name="T31"> </text:span><text:span text:style-name="T35">void</text:span><text:span text:style-name="T31"> Dijkstra(){  </text:span></text:p>
        </text:list-item>
        <text:list-item>
          <text:p text:style-name="P24">        <text:span text:style-name="T35">int</text:span><text:span text:style-name="T31"> distance[] = </text:span><text:span text:style-name="T35">new</text:span><text:span text:style-name="T31"> </text:span><text:span text:style-name="T35">int</text:span><text:span text:style-name="T31">[</text:span><text:span text:style-name="T36">9</text:span><text:span text:style-name="T31">];  </text:span></text:p>
        </text:list-item>
        <text:list-item>
          <text:p text:style-name="P24">        <text:span text:style-name="T35">int</text:span><text:span text:style-name="T31"> pre[] = </text:span><text:span text:style-name="T35">new</text:span><text:span text:style-name="T31"> </text:span><text:span text:style-name="T35">int</text:span><text:span text:style-name="T31">[</text:span><text:span text:style-name="T36">9</text:span><text:span text:style-name="T31">];  </text:span></text:p>
        </text:list-item>
        <text:list-item>
          <text:p text:style-name="P24">        <text:span text:style-name="T35">boolean</text:span><text:span text:style-name="T31"> finished[] = </text:span><text:span text:style-name="T35">new</text:span><text:span text:style-name="T31"> </text:span><text:span text:style-name="T35">boolean</text:span><text:span text:style-name="T31">[</text:span><text:span text:style-name="T36">9</text:span><text:span text:style-name="T31">];  </text:span></text:p>
        </text:list-item>
        <text:list-item>
          <text:p text:style-name="P24">        <text:span text:style-name="T31">finished[</text:span><text:span text:style-name="T36">0</text:span><text:span text:style-name="T31">] = </text:span><text:span text:style-name="T35">true</text:span><text:span text:style-name="T31">;  </text:span></text:p>
        </text:list-item>
        <text:list-item>
          <text:p text:style-name="P24">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</text:span><text:span text:style-name="T36">9</text:span><text:span text:style-name="T31">;i++){  </text:span></text:p>
        </text:list-item>
        <text:list-item>
          <text:p text:style-name="P24">            <text:span text:style-name="T31">distance[i] = g1.adjMatrix[</text:span><text:span text:style-name="T36">0</text:span><text:span text:style-name="T31">][i];  </text:span></text:p>
        </text:list-item>
        <text:list-item>
          <text:p text:style-name="P24">        <text:span text:style-name="T31">}  </text:span></text:p>
        </text:list-item>
        <text:list-item>
          <text:p text:style-name="P24">        <text:span text:style-name="T35">int</text:span><text:span text:style-name="T31"> k = </text:span><text:span text:style-name="T36">0</text:span><text:span text:style-name="T31">;  </text:span></text:p>
        </text:list-item>
        <text:list-item>
          <text:p text:style-name="P24">        <text:span text:style-name="T35">for</text:span><text:span text:style-name="T31">(</text:span><text:span text:style-name="T35">int</text:span><text:span text:style-name="T31"> i=</text:span><text:span text:style-name="T36">1</text:span><text:span text:style-name="T31">;i&lt;</text:span><text:span text:style-name="T36">9</text:span><text:span text:style-name="T31">;i++){  </text:span></text:p>
        </text:list-item>
        <text:list-item>
          <text:p text:style-name="P24">            <text:span text:style-name="T35">int</text:span><text:span text:style-name="T31"> min = </text:span><text:span text:style-name="T36">65536</text:span><text:span text:style-name="T31">;  </text:span></text:p>
        </text:list-item>
        <text:list-item>
          <text:p text:style-name="P24">            <text:span text:style-name="T35">for</text:span><text:span text:style-name="T31">(</text:span><text:span text:style-name="T35">int</text:span><text:span text:style-name="T31"> j=</text:span><text:span text:style-name="T36">0</text:span><text:span text:style-name="T31">;j&lt;</text:span><text:span text:style-name="T36">9</text:span><text:span text:style-name="T31">;j++){  </text:span></text:p>
        </text:list-item>
        <text:list-item>
          <text:p text:style-name="P24">                <text:span text:style-name="T35">if</text:span><text:span text:style-name="T31">(!finished[j]&amp;&amp;distance[j]&lt;min){  </text:span></text:p>
        </text:list-item>
        <text:list-item>
          <text:p text:style-name="P24">                    <text:span text:style-name="T31">min = distance[j];  </text:span></text:p>
        </text:list-item>
        <text:list-item>
          <text:p text:style-name="P24">                    <text:span text:style-name="T31">k = j;  </text:span></text:p>
        </text:list-item>
        <text:list-item>
          <text:p text:style-name="P24">                <text:span text:style-name="T31">}  </text:span></text:p>
        </text:list-item>
        <text:list-item>
          <text:p text:style-name="P24">            <text:span text:style-name="T31">}  </text:span></text:p>
        </text:list-item>
        <text:list-item>
          <text:p text:style-name="P24">            <text:span text:style-name="T31">finished[k] = </text:span><text:span text:style-name="T35">true</text:span><text:span text:style-name="T31">;  </text:span></text:p>
        </text:list-item>
        <text:list-item>
          <text:p text:style-name="P24">            <text:span text:style-name="T31">System.out.println(pre[k]+</text:span><text:span text:style-name="T38">","</text:span><text:span text:style-name="T31">+k);  </text:span></text:p>
        </text:list-item>
        <text:list-item>
          <text:p text:style-name="P24">            <text:span text:style-name="T35">for</text:span><text:span text:style-name="T31">(</text:span><text:span text:style-name="T35">int</text:span><text:span text:style-name="T31"> j=</text:span><text:span text:style-name="T36">1</text:span><text:span text:style-name="T31">;j&lt;</text:span><text:span text:style-name="T36">9</text:span><text:span text:style-name="T31">;j++){  </text:span></text:p>
        </text:list-item>
        <text:list-item>
          <text:p text:style-name="P24">                <text:span text:style-name="T35">if</text:span><text:span text:style-name="T31">(!finished[j]&amp;&amp;(min+g1.adjMatrix[k][j])&lt;distance[j]){  </text:span></text:p>
        </text:list-item>
        <text:list-item>
          <text:p text:style-name="P24">                    <text:span text:style-name="T31">distance[j] = min+g1.adjMatrix[k][j];  </text:span></text:p>
        </text:list-item>
        <text:list-item>
          <text:p text:style-name="P24">                    <text:span text:style-name="T31">pre[j] = k;  </text:span></text:p>
        </text:list-item>
        <text:list-item>
          <text:p text:style-name="P24">                <text:span text:style-name="T31">}  </text:span></text:p>
        </text:list-item>
        <text:list-item>
          <text:p text:style-name="P24">            <text:span text:style-name="T31">}  </text:span></text:p>
        </text:list-item>
        <text:list-item>
          <text:p text:style-name="P24">        <text:span text:style-name="T31">}  </text:span></text:p>
        </text:list-item>
        <text:list-item>
          <text:p text:style-name="P24">    <text:span text:style-name="T31">}  </text:span></text:p>
        </text:list-item>
      </text:list>
      <text:p text:style-name="P2"/>
      <text:h text:style-name="P44" text:outline-level="2"><text:bookmark text:name="t15"/>Floyd</text:h>
      <text:p text:style-name="P6">使用：</text:p>
      <text:p text:style-name="P4"><text:span text:style-name="T2">(1)</text:span><text:span text:style-name="T4">邻接矩阵：存储图；</text:span></text:p>
      <text:p text:style-name="P39"><text:soft-page-break/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4005667501187897689" text:style-name="L6">
        <text:list-item>
          <text:p text:style-name="P18">&lt;span style=<text:span text:style-name="T37">"white-space:pre"</text:span>&gt;  &lt;/span&gt;<text:span text:style-name="T28">/**</text:span> </text:p>
        </text:list-item>
        <text:list-item>
          <text:p text:style-name="P25"><text:span text:style-name="T28">     </text:span><text:span text:style-name="T29">* O(n^3)</text:span><text:span text:style-name="T31"> </text:span></text:p>
        </text:list-item>
        <text:list-item>
          <text:p text:style-name="P25"><text:span text:style-name="T28">     </text:span><text:span text:style-name="T29">* </text:span><text:span text:style-name="T30">求出任意顶点之间的距离</text:span><text:span text:style-name="T40"> </text:span></text:p>
        </text:list-item>
        <text:list-item>
          <text:p text:style-name="P25"><text:span text:style-name="T28">     </text:span><text:span text:style-name="T29">*/</text:span><text:span text:style-name="T31">  </text:span></text:p>
        </text:list-item>
        <text:list-item>
          <text:p text:style-name="P25">    <text:span text:style-name="T33">@Test</text:span><text:span text:style-name="T31">  </text:span></text:p>
        </text:list-item>
        <text:list-item>
          <text:p text:style-name="P25">    <text:span text:style-name="T35">public</text:span><text:span text:style-name="T31"> </text:span><text:span text:style-name="T35">void</text:span><text:span text:style-name="T31"> floyd(Graph1 g) {  </text:span></text:p>
        </text:list-item>
        <text:list-item>
          <text:p text:style-name="P25">        <text:span text:style-name="T35">int</text:span><text:span text:style-name="T31"> i, j, k;  </text:span></text:p>
        </text:list-item>
        <text:list-item>
          <text:p text:style-name="P25">        <text:span text:style-name="T35">int</text:span><text:span text:style-name="T31"> length = g.vertex.length;  </text:span></text:p>
        </text:list-item>
        <text:list-item>
          <text:p text:style-name="P25">        <text:span text:style-name="T35">int</text:span><text:span text:style-name="T31"> dist[][] = </text:span><text:span text:style-name="T35">new</text:span><text:span text:style-name="T31"> </text:span><text:span text:style-name="T35">int</text:span><text:span text:style-name="T31">[length][length];  </text:span></text:p>
        </text:list-item>
        <text:list-item>
          <text:p text:style-name="P25">        <text:span text:style-name="T35">int</text:span><text:span text:style-name="T31"> pre[][] = </text:span><text:span text:style-name="T35">new</text:span><text:span text:style-name="T31"> </text:span><text:span text:style-name="T35">int</text:span><text:span text:style-name="T31">[length][length];  </text:span></text:p>
        </text:list-item>
        <text:list-item>
          <text:p text:style-name="P25">        <text:span text:style-name="T35">for</text:span><text:span text:style-name="T31"> (i = </text:span><text:span text:style-name="T36">0</text:span><text:span text:style-name="T31">; i &lt; g.vertex.length; i++) {  </text:span></text:p>
        </text:list-item>
        <text:list-item>
          <text:p text:style-name="P25">            <text:span text:style-name="T35">for</text:span><text:span text:style-name="T31"> (j = </text:span><text:span text:style-name="T36">0</text:span><text:span text:style-name="T31">; j &lt; g.vertex.length; j++) {  </text:span></text:p>
        </text:list-item>
        <text:list-item>
          <text:p text:style-name="P25">                <text:span text:style-name="T31">pre[i][j] = j;  </text:span></text:p>
        </text:list-item>
        <text:list-item>
          <text:p text:style-name="P25">                <text:span text:style-name="T31">dist[i][j] = g.adjMatrix[i][j];  </text:span></text:p>
        </text:list-item>
        <text:list-item>
          <text:p text:style-name="P25">            <text:span text:style-name="T31">}  </text:span></text:p>
        </text:list-item>
        <text:list-item>
          <text:p text:style-name="P25">        <text:span text:style-name="T31">}  </text:span></text:p>
        </text:list-item>
        <text:list-item>
          <text:p text:style-name="P25">        <text:span text:style-name="T35">for</text:span><text:span text:style-name="T31"> (i = </text:span><text:span text:style-name="T36">0</text:span><text:span text:style-name="T31">; i &lt; length; i++) {  </text:span></text:p>
        </text:list-item>
        <text:list-item>
          <text:p text:style-name="P25">            <text:span text:style-name="T35">for</text:span><text:span text:style-name="T31"> (j = </text:span><text:span text:style-name="T36">0</text:span><text:span text:style-name="T31">; j &lt; g.vertex.length; j++) {  </text:span></text:p>
        </text:list-item>
        <text:list-item>
          <text:p text:style-name="P25">                <text:span text:style-name="T35">for</text:span><text:span text:style-name="T31"> (k = </text:span><text:span text:style-name="T36">0</text:span><text:span text:style-name="T31">; k &lt; g.vertex.length; k++) {  </text:span></text:p>
        </text:list-item>
        <text:list-item>
          <text:p text:style-name="P25">                    <text:span text:style-name="T35">if</text:span><text:span text:style-name="T31"> (dist[i][j] &gt; dist[i][k] + dist[k][j]) {  </text:span></text:p>
        </text:list-item>
        <text:list-item>
          <text:p text:style-name="P25">                        <text:span text:style-name="T31">dist[i][j] = dist[i][k] + dist[k][j];  </text:span></text:p>
        </text:list-item>
        <text:list-item>
          <text:p text:style-name="P25">                        <text:span text:style-name="T31">pre[i][j] = pre[i][k];  </text:span></text:p>
        </text:list-item>
        <text:list-item>
          <text:p text:style-name="P25">                    <text:span text:style-name="T31">}  </text:span></text:p>
        </text:list-item>
        <text:list-item>
          <text:p text:style-name="P25">                <text:span text:style-name="T31">}  </text:span></text:p>
        </text:list-item>
        <text:list-item>
          <text:p text:style-name="P25">            <text:span text:style-name="T31">}  </text:span></text:p>
        </text:list-item>
        <text:list-item>
          <text:p text:style-name="P25">  </text:p>
        </text:list-item>
        <text:list-item>
          <text:p text:style-name="P25">        <text:span text:style-name="T31">}  </text:span></text:p>
        </text:list-item>
        <text:list-item>
          <text:p text:style-name="P25">        <text:span text:style-name="T31">System.out.println();  </text:span></text:p>
        </text:list-item>
        <text:list-item>
          <text:p text:style-name="P25">    <text:span text:style-name="T31">}  </text:span></text:p>
        </text:list-item>
      </text:list>
      <text:p text:style-name="P1"/>
      <text:h text:style-name="P41" text:outline-level="1"><text:bookmark text:name="t16"/>六、拓扑排序</text:h>
      <text:p text:style-name="P9"><text:span text:style-name="T24">使用</text:span><text:a xlink:type="simple" xlink:href="http://lib.csdn.net/base/datastructure" office:target-frame-name="_blank" xlink:show="new" text:style-name="Internet_20_link" text:visited-style-name="Visited_20_Internet_20_Link"><text:span text:style-name="T27">数据结构</text:span></text:a><text:span text:style-name="T24">：</text:span></text:p>
      <text:p text:style-name="P11"><text:span text:style-name="T2">(1)</text:span><text:span text:style-name="T4">栈：用来存放入度为</text:span><text:span text:style-name="T2">0</text:span><text:span text:style-name="T4">的节点；</text:span></text:p>
      <text:p text:style-name="P11"><text:span text:style-name="T2">(2)</text:span><text:span text:style-name="T4">变种邻接列表：作为图的存储结构；此邻接列表的顶点节点还需要存放入度属性；</text:span>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3848343108326133340" text:style-name="L7">
        <text:list-item>
          <text:p text:style-name="P19"><text:span text:style-name="T28">/**</text:span> </text:p>
        </text:list-item>
        <text:list-item>
          <text:p text:style-name="P19"><text:span text:style-name="T28">* O(n+e)</text:span> </text:p>
        </text:list-item>
        <text:list-item>
          <text:p text:style-name="P19"><text:span text:style-name="T28">*/</text:span>  </text:p>
        </text:list-item>
        <text:list-item>
          <text:p text:style-name="P19"><text:span text:style-name="T34">private</text:span> <text:span text:style-name="T34">static</text:span> String topologicalSort(Graph2 g2) {  </text:p>
        </text:list-item>
        <text:list-item>
          <text:p text:style-name="P26">        <text:span text:style-name="T31">Stack&lt;Integer&gt; s = </text:span><text:span text:style-name="T35">new</text:span><text:span text:style-name="T31"> Stack&lt;Integer&gt;();  </text:span></text:p>
        </text:list-item>
        <text:list-item>
          <text:p text:style-name="P26">        <text:span text:style-name="T35">int</text:span><text:span text:style-name="T31"> count = </text:span><text:span text:style-name="T36">0</text:span><text:span text:style-name="T31">;  </text:span></text:p>
        </text:list-item>
        <text:list-item>
          <text:p text:style-name="P26">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g2.nodes.length;i++){  </text:span></text:p>
        </text:list-item>
        <text:list-item>
          <text:p text:style-name="P26">            <text:span text:style-name="T35">if</text:span><text:span text:style-name="T31">(g2.nodes[i].indegree==</text:span><text:span text:style-name="T36">0</text:span><text:span text:style-name="T31">){  </text:span></text:p>
        </text:list-item>
        <text:list-item>
          <text:p text:style-name="P26">                <text:span text:style-name="T31">s.push(i);  </text:span></text:p>
        </text:list-item>
        <text:list-item>
          <text:p text:style-name="P26">            <text:span text:style-name="T31">}  </text:span></text:p>
        </text:list-item>
        <text:list-item>
          <text:p text:style-name="P26">        <text:span text:style-name="T31">}  </text:span></text:p>
        </text:list-item>
        <text:list-item>
          <text:p text:style-name="P26">        <text:span text:style-name="T35">while</text:span><text:span text:style-name="T31">(!s.isEmpty()){  </text:span></text:p>
        </text:list-item>
        <text:list-item>
          <text:p text:style-name="P26"><text:soft-page-break/>            <text:span text:style-name="T35">int</text:span><text:span text:style-name="T31"> value = s.pop();  </text:span></text:p>
        </text:list-item>
        <text:list-item>
          <text:p text:style-name="P26">            <text:span text:style-name="T31">System.out.println(value+</text:span><text:span text:style-name="T38">"</text:span><text:span text:style-name="T39">、</text:span><text:span text:style-name="T38">"</text:span><text:span text:style-name="T31">);  </text:span></text:p>
        </text:list-item>
        <text:list-item>
          <text:p text:style-name="P26">            <text:span text:style-name="T31">count++;  </text:span></text:p>
        </text:list-item>
        <text:list-item>
          <text:p text:style-name="P26">            <text:span text:style-name="T31">EdgeNode node = g2.nodes[value].next;  </text:span></text:p>
        </text:list-item>
        <text:list-item>
          <text:p text:style-name="P26">            <text:span text:style-name="T35">while</text:span><text:span text:style-name="T31">(node!=</text:span><text:span text:style-name="T35">null</text:span><text:span text:style-name="T31">){  </text:span></text:p>
        </text:list-item>
        <text:list-item>
          <text:p text:style-name="P26">                <text:span text:style-name="T31">g2.nodes[node.idx].indegree--;  </text:span></text:p>
        </text:list-item>
        <text:list-item>
          <text:p text:style-name="P26">                <text:span text:style-name="T35">if</text:span><text:span text:style-name="T31">(g2.nodes[node.idx].indegree==</text:span><text:span text:style-name="T36">0</text:span><text:span text:style-name="T31">){  </text:span></text:p>
        </text:list-item>
        <text:list-item>
          <text:p text:style-name="P26">                    <text:span text:style-name="T31">s.push(node.idx);  </text:span></text:p>
        </text:list-item>
        <text:list-item>
          <text:p text:style-name="P26">                <text:span text:style-name="T31">}  </text:span></text:p>
        </text:list-item>
        <text:list-item>
          <text:p text:style-name="P26">                <text:span text:style-name="T31">node = node.next;  </text:span></text:p>
        </text:list-item>
        <text:list-item>
          <text:p text:style-name="P26">            <text:span text:style-name="T31">}  </text:span></text:p>
        </text:list-item>
        <text:list-item>
          <text:p text:style-name="P26">              </text:p>
        </text:list-item>
        <text:list-item>
          <text:p text:style-name="P26">        <text:span text:style-name="T31">}  </text:span></text:p>
        </text:list-item>
        <text:list-item>
          <text:p text:style-name="P26">        <text:span text:style-name="T35">if</text:span><text:span text:style-name="T31">(count&lt;g2.nodes.length){  </text:span></text:p>
        </text:list-item>
        <text:list-item>
          <text:p text:style-name="P26">            <text:span text:style-name="T35">return</text:span><text:span text:style-name="T31"> </text:span><text:span text:style-name="T38">"error"</text:span><text:span text:style-name="T31">;  </text:span></text:p>
        </text:list-item>
        <text:list-item>
          <text:p text:style-name="P26">        <text:span text:style-name="T31">}  </text:span></text:p>
        </text:list-item>
        <text:list-item>
          <text:p text:style-name="P26">        <text:span text:style-name="T35">return</text:span><text:span text:style-name="T31"> </text:span><text:span text:style-name="T38">"ok"</text:span><text:span text:style-name="T31">;  </text:span></text:p>
        </text:list-item>
        <text:list-item>
          <text:p text:style-name="P26">    <text:span text:style-name="T31">}  </text:span></text:p>
        </text:list-item>
      </text:list>
      <text:p text:style-name="P1"/>
      <text:h text:style-name="P41" text:outline-level="1"><text:bookmark text:name="t17"/>七、关键路径</text:h>
      <text:p text:style-name="P6">使用数据结构：</text:p>
      <text:p text:style-name="P7"><text:span text:style-name="T2">(1)</text:span><text:span text:style-name="T4">变种邻接列表：同拓扑排序；</text:span></text:p>
      <text:p text:style-name="P7"><text:span text:style-name="T2">(2)</text:span><text:span text:style-name="T4">变量：</text:span></text:p>
      <text:p text:style-name="P7"><text:span text:style-name="T2">ltv</text:span><text:span text:style-name="T4">表示某个事件的最晚开始时间；</text:span></text:p>
      <text:p text:style-name="P7"><text:span text:style-name="T2">etv</text:span><text:span text:style-name="T4">表示事件最早开始时间；</text:span></text:p>
      <text:p text:style-name="P7"><text:span text:style-name="T2">ete</text:span><text:span text:style-name="T4">表示活动最早开始时间；</text:span></text:p>
      <text:p text:style-name="P4"><text:span text:style-name="T2">lte</text:span><text:span text:style-name="T4">表示活动最晚开始时间；</text:span></text:p>
      <text:p text:style-name="P39"><text:span text:style-name="T13">[java]</text:span><text:span text:style-name="T17"> </text:span><text:a xlink:type="simple" xlink:href="http://blog.csdn.net/xiazdong/article/details/7354411#" text:style-name="Internet_20_link" text:visited-style-name="Visited_20_Internet_20_Link"><text:span text:style-name="T21">view plain</text:span></text:a><text:span text:style-name="T17"> </text:span><text:a xlink:type="simple" xlink:href="http://blog.csdn.net/xiazdong/article/details/7354411#" text:style-name="Internet_20_link" text:visited-style-name="Visited_20_Internet_20_Link"><text:span text:style-name="T21">copy</text:span></text:a></text:p>
      <text:list xml:id="list6620197981222348331" text:style-name="L8">
        <text:list-item>
          <text:p text:style-name="P27"><text:span text:style-name="T31">&lt;span style=</text:span><text:span text:style-name="T38">"white-space:pre"</text:span><text:span text:style-name="T31">&gt;  &lt;/span&gt;</text:span><text:span text:style-name="T29">//O</text:span><text:span text:style-name="T30">（</text:span><text:span text:style-name="T29">n+e</text:span><text:span text:style-name="T30">）</text:span><text:span text:style-name="T40">  </text:span></text:p>
        </text:list-item>
        <text:list-item>
          <text:p text:style-name="P38">&lt;span style=<text:span text:style-name="T37">"white-space:pre"</text:span>&gt;  &lt;/span&gt;<text:span text:style-name="T32">@Test</text:span>  </text:p>
        </text:list-item>
        <text:list-item>
          <text:p text:style-name="P27">    <text:span text:style-name="T35">public</text:span><text:span text:style-name="T31"> </text:span><text:span text:style-name="T35">void</text:span><text:span text:style-name="T31"> CriticalPath(){  </text:span></text:p>
        </text:list-item>
        <text:list-item>
          <text:p text:style-name="P27">          </text:p>
        </text:list-item>
        <text:list-item>
          <text:p text:style-name="P27">        <text:span text:style-name="T31">Stack&lt;Integer&gt; stack = topological_etv();  </text:span></text:p>
        </text:list-item>
        <text:list-item>
          <text:p text:style-name="P27">        <text:span text:style-name="T35">int</text:span><text:span text:style-name="T31"> length = stack.size();  </text:span></text:p>
        </text:list-item>
        <text:list-item>
          <text:p text:style-name="P27">        <text:span text:style-name="T35">if</text:span><text:span text:style-name="T31">(stack==</text:span><text:span text:style-name="T35">null</text:span><text:span text:style-name="T31">){  </text:span></text:p>
        </text:list-item>
        <text:list-item>
          <text:p text:style-name="P27">            <text:span text:style-name="T35">return</text:span><text:span text:style-name="T31"> ;  </text:span></text:p>
        </text:list-item>
        <text:list-item>
          <text:p text:style-name="P27">        <text:span text:style-name="T31">}  </text:span></text:p>
        </text:list-item>
        <text:list-item>
          <text:p text:style-name="P27">        <text:span text:style-name="T35">else</text:span><text:span text:style-name="T31">{  </text:span></text:p>
        </text:list-item>
        <text:list-item>
          <text:p text:style-name="P27">            <text:span text:style-name="T35">int</text:span><text:span text:style-name="T31">[]ltv = </text:span><text:span text:style-name="T35">new</text:span><text:span text:style-name="T31"> </text:span><text:span text:style-name="T35">int</text:span><text:span text:style-name="T31">[length];  </text:span></text:p>
        </text:list-item>
        <text:list-item>
          <text:p text:style-name="P27">    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stack.size();i++){  </text:span></text:p>
        </text:list-item>
        <text:list-item>
          <text:p text:style-name="P27">                <text:span text:style-name="T31">ltv[i] = etv[stack.size()-</text:span><text:span text:style-name="T36">1</text:span><text:span text:style-name="T31">];  </text:span></text:p>
        </text:list-item>
        <text:list-item>
          <text:p text:style-name="P27">            <text:span text:style-name="T31">}  </text:span></text:p>
        </text:list-item>
        <text:list-item>
          <text:p text:style-name="P27">            <text:span text:style-name="T29">//</text:span><text:span text:style-name="T30">从拓扑排序的最后开始计算</text:span><text:span text:style-name="T29">ltv</text:span><text:span text:style-name="T31">  </text:span></text:p>
        </text:list-item>
        <text:list-item>
          <text:p text:style-name="P27">            <text:span text:style-name="T35">while</text:span><text:span text:style-name="T31">(!stack.isEmpty()){  </text:span></text:p>
        </text:list-item>
        <text:list-item>
          <text:p text:style-name="P27">                <text:span text:style-name="T35">int</text:span><text:span text:style-name="T31"> top = stack.pop();  </text:span></text:p>
        </text:list-item>
        <text:list-item>
          <text:p text:style-name="P27">                <text:span text:style-name="T31">EdgeNode current = g.nodes[top].next;  </text:span></text:p>
        </text:list-item>
        <text:list-item>
          <text:p text:style-name="P27"><text:soft-page-break/>                <text:span text:style-name="T35">while</text:span><text:span text:style-name="T31">(current!=</text:span><text:span text:style-name="T35">null</text:span><text:span text:style-name="T31">){  </text:span></text:p>
        </text:list-item>
        <text:list-item>
          <text:p text:style-name="P27">                    <text:span text:style-name="T35">int</text:span><text:span text:style-name="T31"> idx = current.idx;  </text:span></text:p>
        </text:list-item>
        <text:list-item>
          <text:p text:style-name="P27">                    <text:span text:style-name="T29">//</text:span><text:span text:style-name="T30">最晚发生时间要取所有活动中最早的</text:span><text:span text:style-name="T40">  </text:span></text:p>
        </text:list-item>
        <text:list-item>
          <text:p text:style-name="P27">                    <text:span text:style-name="T35">if</text:span><text:span text:style-name="T31">((ltv[idx]-current.weight)&lt;ltv[top]){  </text:span></text:p>
        </text:list-item>
        <text:list-item>
          <text:p text:style-name="P27">                        <text:span text:style-name="T31">ltv[top] = ltv[idx]-current.weight;  </text:span></text:p>
        </text:list-item>
        <text:list-item>
          <text:p text:style-name="P27">                    <text:span text:style-name="T31">}  </text:span></text:p>
        </text:list-item>
        <text:list-item>
          <text:p text:style-name="P27">                <text:span text:style-name="T31">}  </text:span></text:p>
        </text:list-item>
        <text:list-item>
          <text:p text:style-name="P27">            <text:span text:style-name="T31">}  </text:span></text:p>
        </text:list-item>
        <text:list-item>
          <text:p text:style-name="P27">            <text:span text:style-name="T35">int</text:span><text:span text:style-name="T31"> ete = </text:span><text:span text:style-name="T36">0</text:span><text:span text:style-name="T31">;  </text:span></text:p>
        </text:list-item>
        <text:list-item>
          <text:p text:style-name="P27">            <text:span text:style-name="T35">int</text:span><text:span text:style-name="T31"> lte = </text:span><text:span text:style-name="T36">0</text:span><text:span text:style-name="T31">;  </text:span></text:p>
        </text:list-item>
        <text:list-item>
          <text:p text:style-name="P27">            <text:span text:style-name="T35">for</text:span><text:span text:style-name="T31">(</text:span><text:span text:style-name="T35">int</text:span><text:span text:style-name="T31"> j=</text:span><text:span text:style-name="T36">0</text:span><text:span text:style-name="T31">;j&lt;length;j++){  </text:span></text:p>
        </text:list-item>
        <text:list-item>
          <text:p text:style-name="P27">                <text:span text:style-name="T31">EdgeNode current = g.nodes[j].next;  </text:span></text:p>
        </text:list-item>
        <text:list-item>
          <text:p text:style-name="P27">                <text:span text:style-name="T35">while</text:span><text:span text:style-name="T31">(current!=</text:span><text:span text:style-name="T35">null</text:span><text:span text:style-name="T31">){  </text:span></text:p>
        </text:list-item>
        <text:list-item>
          <text:p text:style-name="P27">                    <text:span text:style-name="T35">int</text:span><text:span text:style-name="T31"> idx = current.idx;  </text:span></text:p>
        </text:list-item>
        <text:list-item>
          <text:p text:style-name="P27">                    <text:span text:style-name="T31">ete = etv[j];  </text:span></text:p>
        </text:list-item>
        <text:list-item>
          <text:p text:style-name="P27">                    <text:span text:style-name="T31">lte = ltv[idx]-current.weight;  </text:span></text:p>
        </text:list-item>
        <text:list-item>
          <text:p text:style-name="P27">                    <text:span text:style-name="T35">if</text:span><text:span text:style-name="T31">(ete==lte){  </text:span></text:p>
        </text:list-item>
        <text:list-item>
          <text:p text:style-name="P27">                        <text:span text:style-name="T29">//</text:span><text:span text:style-name="T30">是关键路径</text:span><text:span text:style-name="T40">  </text:span></text:p>
        </text:list-item>
        <text:list-item>
          <text:p text:style-name="P27">                    <text:span text:style-name="T31">}  </text:span></text:p>
        </text:list-item>
        <text:list-item>
          <text:p text:style-name="P27">                <text:span text:style-name="T31">}  </text:span></text:p>
        </text:list-item>
        <text:list-item>
          <text:p text:style-name="P27">            <text:span text:style-name="T31">}  </text:span></text:p>
        </text:list-item>
        <text:list-item>
          <text:p text:style-name="P27">              </text:p>
        </text:list-item>
        <text:list-item>
          <text:p text:style-name="P27">        <text:span text:style-name="T31">}  </text:span></text:p>
        </text:list-item>
        <text:list-item>
          <text:p text:style-name="P27">          </text:p>
        </text:list-item>
        <text:list-item>
          <text:p text:style-name="P27">          </text:p>
        </text:list-item>
        <text:list-item>
          <text:p text:style-name="P27">    <text:span text:style-name="T31">}  </text:span></text:p>
        </text:list-item>
        <text:list-item>
          <text:p text:style-name="P27">    <text:span text:style-name="T35">private</text:span><text:span text:style-name="T31"> Stack&lt;Integer&gt; topological_etv(){  </text:span></text:p>
        </text:list-item>
        <text:list-item>
          <text:p text:style-name="P27">        <text:span text:style-name="T31">Stack&lt;Integer&gt; stack2 = </text:span><text:span text:style-name="T35">new</text:span><text:span text:style-name="T31"> Stack&lt;Integer&gt;();  </text:span></text:p>
        </text:list-item>
        <text:list-item>
          <text:p text:style-name="P27">        <text:span text:style-name="T31">Stack&lt;Integer&gt;stack1 = </text:span><text:span text:style-name="T35">new</text:span><text:span text:style-name="T31"> Stack&lt;Integer&gt;();  </text:span></text:p>
        </text:list-item>
        <text:list-item>
          <text:p text:style-name="P27">        <text:span text:style-name="T35">for</text:span><text:span text:style-name="T31">(</text:span><text:span text:style-name="T35">int</text:span><text:span text:style-name="T31"> i=</text:span><text:span text:style-name="T36">0</text:span><text:span text:style-name="T31">;i&lt;g.nodes.length;i++){  </text:span></text:p>
        </text:list-item>
        <text:list-item>
          <text:p text:style-name="P27">            <text:span text:style-name="T35">if</text:span><text:span text:style-name="T31">(g.nodes[i].indegree==</text:span><text:span text:style-name="T36">0</text:span><text:span text:style-name="T31">){  </text:span></text:p>
        </text:list-item>
        <text:list-item>
          <text:p text:style-name="P27">                <text:span text:style-name="T31">stack1.add(i);  </text:span></text:p>
        </text:list-item>
        <text:list-item>
          <text:p text:style-name="P27">            <text:span text:style-name="T31">}  </text:span></text:p>
        </text:list-item>
        <text:list-item>
          <text:p text:style-name="P27">        <text:span text:style-name="T31">}  </text:span></text:p>
        </text:list-item>
        <text:list-item>
          <text:p text:style-name="P27">        <text:span text:style-name="T31">etv[] = </text:span><text:span text:style-name="T35">new</text:span><text:span text:style-name="T31"> </text:span><text:span text:style-name="T35">int</text:span><text:span text:style-name="T31">[g.nodes.length];  </text:span></text:p>
        </text:list-item>
        <text:list-item>
          <text:p text:style-name="P27">        <text:span text:style-name="T35">int</text:span><text:span text:style-name="T31"> count = </text:span><text:span text:style-name="T36">0</text:span><text:span text:style-name="T31">;  </text:span></text:p>
        </text:list-item>
        <text:list-item>
          <text:p text:style-name="P27">        <text:span text:style-name="T35">while</text:span><text:span text:style-name="T31">(!stack1.isEmpty()){  </text:span></text:p>
        </text:list-item>
        <text:list-item>
          <text:p text:style-name="P27">            <text:span text:style-name="T35">int</text:span><text:span text:style-name="T31"> top = stack1.pop();  </text:span></text:p>
        </text:list-item>
        <text:list-item>
          <text:p text:style-name="P27">            <text:span text:style-name="T31">count++;  </text:span></text:p>
        </text:list-item>
        <text:list-item>
          <text:p text:style-name="P27">            <text:span text:style-name="T31">stack2.push(top);  </text:span></text:p>
        </text:list-item>
        <text:list-item>
          <text:p text:style-name="P27">              </text:p>
        </text:list-item>
        <text:list-item>
          <text:p text:style-name="P27">            <text:span text:style-name="T31">EdgeNode current = g.nodes[top].next;  </text:span></text:p>
        </text:list-item>
        <text:list-item>
          <text:p text:style-name="P27">            <text:span text:style-name="T35">while</text:span><text:span text:style-name="T31">(current!=</text:span><text:span text:style-name="T35">null</text:span><text:span text:style-name="T31">){  </text:span></text:p>
        </text:list-item>
        <text:list-item>
          <text:p text:style-name="P27">                <text:span text:style-name="T35">int</text:span><text:span text:style-name="T31"> idx = current.idx;  </text:span></text:p>
        </text:list-item>
        <text:list-item>
          <text:p text:style-name="P27">                <text:span text:style-name="T35">if</text:span><text:span text:style-name="T31">((--g.nodes[idx].indegree)==</text:span><text:span text:style-name="T36">0</text:span><text:span text:style-name="T31">){  </text:span></text:p>
        </text:list-item>
        <text:list-item>
          <text:p text:style-name="P27">                    <text:span text:style-name="T31">stack1.push(idx);  </text:span></text:p>
        </text:list-item>
        <text:list-item>
          <text:p text:style-name="P27">                <text:span text:style-name="T31">}  </text:span></text:p>
        </text:list-item>
        <text:list-item>
          <text:p text:style-name="P27">                <text:span text:style-name="T35">if</text:span><text:span text:style-name="T31">((etv[top]+current.weight)&gt;etv[idx]){  </text:span></text:p>
        </text:list-item>
        <text:list-item>
          <text:p text:style-name="P27">                    <text:span text:style-name="T31">etv[idx] = etv[top]+current.weight;  </text:span></text:p>
        </text:list-item>
        <text:list-item>
          <text:p text:style-name="P27">                <text:span text:style-name="T31">}  </text:span></text:p>
        </text:list-item>
        <text:list-item>
          <text:p text:style-name="P27">                <text:span text:style-name="T31">current = current.next;  </text:span></text:p>
        </text:list-item>
        <text:list-item>
          <text:p text:style-name="P27">            <text:span text:style-name="T31">}  </text:span></text:p>
        </text:list-item>
        <text:list-item>
          <text:p text:style-name="P27"><text:soft-page-break/>        <text:span text:style-name="T31">}  </text:span></text:p>
        </text:list-item>
        <text:list-item>
          <text:p text:style-name="P27">        <text:span text:style-name="T35">if</text:span><text:span text:style-name="T31">(count&lt;g.nodes.length){  </text:span></text:p>
        </text:list-item>
        <text:list-item>
          <text:p text:style-name="P27">            <text:span text:style-name="T35">return</text:span><text:span text:style-name="T31"> </text:span><text:span text:style-name="T35">null</text:span><text:span text:style-name="T31">;  </text:span></text:p>
        </text:list-item>
        <text:list-item>
          <text:p text:style-name="P27">        <text:span text:style-name="T31">}  </text:span></text:p>
        </text:list-item>
        <text:list-item>
          <text:p text:style-name="P27">        <text:span text:style-name="T35">return</text:span><text:span text:style-name="T31"> stack2;  </text:span></text:p>
        </text:list-item>
        <text:list-item>
          <text:p text:style-name="P27">    <text:span text:style-name="T31">}  </text:span>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9:56:09.849047078</meta:creation-date>
    <dc:date>2016-06-06T20:07:02.828385860</dc:date>
    <meta:editing-duration>PT10M54S</meta:editing-duration>
    <meta:editing-cycles>1</meta:editing-cycles>
    <meta:document-statistic meta:table-count="0" meta:image-count="8" meta:object-count="8" meta:page-count="13" meta:paragraph-count="380" meta:word-count="2292" meta:character-count="10466" meta:non-whitespace-character-count="6591"/>
    <meta:generator>LibreOffice/5.0.5.2$Linux_X86_64 LibreOffice_project/00m0$Build-2</meta:generator>
  </office:meta>
</office:document-meta>
</file>